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68e5c" officeooo:paragraph-rsid="00168e5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ossá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20:44:01.903615568</meta:creation-date>
    <dc:date>2018-09-25T20:45:12.079656643</dc:date>
    <meta:editing-duration>PT1M10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6.0.3.2$Linux_X86_64 LibreOffice_project/00m0$Build-2</meta:generator>
  </office:meta>
</office:document-meta>
</file>